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MessageBrokerConfigurationSupport.decorateWebSocketHandler( WebSocke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SocketMessageBrokerConfigurationSupport.stompWebSocketHandlerMapping( WebSocketHandler subProtocolWebSocketHandler , TaskScheduler messageBrokerTaskSchedu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SocketMessageBrokerConfigurationSupport.configureWebSocketTransport( WebSocketTransportRegistration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SocketMessageBrokerConfigurationSupport.createJacksonConver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SocketMessageBrokerConfigurationSupport.getTransportRegistr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SocketMessageBrokerConfigurationSupport.createLocalUserRegistry( @ Nullable Integer or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SocketMessageBrokerConfigurationSupport.createAnnotationMethodMessageHandler( AbstractSubscribableChannel clientInboundChannel , AbstractSubscribableChannel clientOutboundChannel , SimpMessagingTemplate brokerMessaging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MessageBrokerConfigurationSupport.webSocketScope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SocketMessageBrokerConfigurationSupport.webSocketMessageBrokerStats( @ Nullable AbstractBrokerMessageHandler stompBrokerRelayMessageHandler , WebSocketHandler subProtocolWebSocketHandler , @ Qualifier ( "clientInboundChannelExecutor" ) TaskExecutor inboundExecutor , @ Qualifier ( "clientOutboundChannelExecutor" ) TaskExecutor outboundExecutor , @ Qualifier ( "messageBrokerTaskScheduler" ) TaskScheduler schedu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SocketMessageBrokerConfigurationSupport.subProtocolWebSocketHandler( AbstractSubscribableChannel clientInboundChannel , AbstractSubscribableChannel clientOutbound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